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2.7535in"/>
    </style:style>
    <style:style style:name="co4" style:family="table-column">
      <style:table-column-properties fo:break-before="auto" style:column-width="5.161in"/>
    </style:style>
    <style:style style:name="co5" style:family="table-column">
      <style:table-column-properties fo:break-before="auto" style:column-width="5.0819in"/>
    </style:style>
    <style:style style:name="co6" style:family="table-column">
      <style:table-column-properties fo:break-before="auto" style:column-width="4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>
            <text:p>№</text:p>
          </table:table-cell>
          <table:table-cell office:value-type="string">
            <text:p>Группа вопросов</text:p>
          </table:table-cell>
          <table:table-cell office:value-type="string">
            <text:p>Вопрос</text:p>
          </table:table-cell>
          <table:table-cell office:value-type="string">
            <text:p>Ответ и ссылка на ревизию</text:p>
          </table:table-cell>
          <table:table-cell office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лассы анализа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между классами анализа.</text:p>
          </table:table-cell>
          <table:table-cell office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лассы проектирования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внутри классов</text:p>
          </table:table-cell>
          <table:table-cell office:value-type="string">
            <text:p>https://github.com/zxvad/PriceCalculationOfCircuitBoards/commit/429581f8d3f05d7b2cf73f82a26dc969abe292b4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лассы кодирования</text:p>
          </table:table-cell>
          <table:table-cell office:value-type="string">
            <text:p>Сгруппировать по принадлежности к классам проектирования</text:p>
          </table:table-cell>
          <table:table-cell office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лассы проектирования</text:p>
          </table:table-cell>
          <table:table-cell office:value-type="string">
            <text:p>В виде схемы и с привязкой к классам анализа</text:p>
          </table:table-cell>
          <table:table-cell office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Классы проектирования</text:p>
          </table:table-cell>
          <table:table-cell office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>
            <text:p>Отредактировал</text:p>
          </table:table-cell>
          <table:table-cell table:number-columns-repeated="4"/>
        </table:table-row>
        <table:table-row table:style-name="ro3" table:number-rows-repeated="104856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5">12/25/2014</text:date>, <text:time>18:3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42M58S</meta:editing-duration>
    <meta:editing-cycles>10</meta:editing-cycles>
    <meta:generator>OpenOffice.org/3.3$Win32 OpenOffice.org_project/330m20$Build-9567</meta:generator>
    <dc:date>2014-12-25T18:33:18.96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